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D2000003C87935F5C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Ultrafine_20_2_20_Dots_20_3_20_Dashes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ott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5cm" svg:stroke-color="#ff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6666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33ff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66ff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66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19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ffff" draw:fill="solid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cm" svg:height="8.7cm" svg:x="0.1cm" svg:y="0.1cm">
          <draw:image xlink:href="Pictures/10000201000002D2000003C87935F5C8.png" xlink:type="simple" xlink:show="embed" xlink:actuate="onLoad">
            <text:p/>
          </draw:image>
        </draw:frame>
        <draw:line draw:style-name="gr2" draw:text-style-name="P1" draw:layer="layout" svg:x1="1.6cm" svg:y1="0.2cm" svg:x2="1.6cm" svg:y2="8.7cm">
          <text:p/>
        </draw:line>
        <draw:line draw:style-name="gr3" draw:text-style-name="P1" draw:layer="layout" svg:x1="0.6cm" svg:y1="3.3cm" svg:x2="13.1cm" svg:y2="3.3cm">
          <text:p/>
        </draw:line>
        <draw:line draw:style-name="gr3" draw:text-style-name="P1" draw:layer="layout" svg:x1="0.6cm" svg:y1="5.5cm" svg:x2="13.1cm" svg:y2="5.5cm">
          <text:p/>
        </draw:line>
        <draw:line draw:style-name="gr3" draw:text-style-name="P1" draw:layer="layout" svg:x1="1.5cm" svg:y1="7.6cm" svg:x2="13.1cm" svg:y2="7.6cm">
          <text:p/>
        </draw:line>
        <draw:line draw:style-name="gr3" draw:text-style-name="P1" draw:layer="layout" svg:x1="1.5cm" svg:y1="1.3cm" svg:x2="13.1cm" svg:y2="1.3cm">
          <text:p/>
        </draw:line>
        <draw:path draw:style-name="gr4" draw:text-style-name="P1" draw:layer="layout" svg:width="11.823cm" svg:height="6.245cm" svg:x="1.592cm" svg:y="1.641cm" svg:viewBox="0 0 11824 6246" svg:d="M0 6242c220-2 461 35 657-80 223-131 322-394 498-577s432-329 478-597c39-232 138-466 318-617 210-176 238-393 418-617 201-250 283-574 438-856 112-203 205-409 299-617 89-197 129-455 378-538 271-91 237-424 418-597 155-148 262-496 557-398 246 82 399 299 558 497 154 192 490 252 537 518 51 286 328 380 438 617 93 198 142 458 398 538 239 74 470-17 697-60 279-53 337-358 497-538 170-192 354-375 498-597 181-278 394-533 597-796 152-197 298-400 418-617 129-233 418-376 637-279 230 102 429-67 598 259 119 230 462 88 676 40 201-45 409-72 617-60l199-40-39-20">
          <text:p/>
        </draw:path>
        <draw:line draw:style-name="gr5" draw:text-style-name="P1" draw:layer="layout" svg:x1="3.2cm" svg:y1="0.2cm" svg:x2="3.2cm" svg:y2="8.7cm">
          <text:p/>
        </draw:line>
        <draw:line draw:style-name="gr5" draw:text-style-name="P1" draw:layer="layout" svg:x1="4.7cm" svg:y1="0.2cm" svg:x2="4.7cm" svg:y2="8.7cm">
          <text:p/>
        </draw:line>
        <draw:line draw:style-name="gr5" draw:text-style-name="P1" draw:layer="layout" svg:x1="6.3cm" svg:y1="0.2cm" svg:x2="6.3cm" svg:y2="8.7cm">
          <text:p/>
        </draw:line>
        <draw:line draw:style-name="gr5" draw:text-style-name="P1" draw:layer="layout" svg:x1="7.8cm" svg:y1="0.2cm" svg:x2="7.8cm" svg:y2="8.7cm">
          <text:p/>
        </draw:line>
        <draw:line draw:style-name="gr5" draw:text-style-name="P1" draw:layer="layout" svg:x1="9.3cm" svg:y1="0.2cm" svg:x2="9.3cm" svg:y2="8.7cm">
          <text:p/>
        </draw:line>
        <draw:line draw:style-name="gr5" draw:text-style-name="P1" draw:layer="layout" svg:x1="10.8cm" svg:y1="0.2cm" svg:x2="10.8cm" svg:y2="8.7cm">
          <text:p/>
        </draw:line>
        <draw:line draw:style-name="gr5" draw:text-style-name="P1" draw:layer="layout" svg:x1="12.3cm" svg:y1="0.2cm" svg:x2="12.3cm" svg:y2="8.7cm">
          <text:p/>
        </draw:line>
        <draw:line draw:style-name="gr6" draw:text-style-name="P1" draw:layer="layout" svg:x1="1.6cm" svg:y1="7cm" svg:x2="3.1cm" svg:y2="7cm">
          <text:p/>
        </draw:line>
        <draw:line draw:style-name="gr7" draw:text-style-name="P1" draw:layer="layout" svg:x1="3.2cm" svg:y1="5.4cm" svg:x2="4.7cm" svg:y2="5.4cm">
          <text:p/>
        </draw:line>
        <draw:line draw:style-name="gr8" draw:text-style-name="P1" draw:layer="layout" svg:x1="4.7cm" svg:y1="3.5cm" svg:x2="6.2cm" svg:y2="3.5cm">
          <text:p/>
        </draw:line>
        <draw:line draw:style-name="gr9" draw:text-style-name="P1" draw:layer="layout" svg:x1="6.3cm" svg:y1="3.8cm" svg:x2="7.8cm" svg:y2="3.8cm">
          <text:p/>
        </draw:line>
        <draw:line draw:style-name="gr8" draw:text-style-name="P1" draw:layer="layout" svg:x1="7.8cm" svg:y1="4cm" svg:x2="9.3cm" svg:y2="4cm">
          <text:p/>
        </draw:line>
        <draw:line draw:style-name="gr10" draw:text-style-name="P1" draw:layer="layout" svg:x1="9.3cm" svg:y1="3cm" svg:x2="10.8cm" svg:y2="3cm">
          <text:p/>
        </draw:line>
        <draw:line draw:style-name="gr5" draw:text-style-name="P1" draw:layer="layout" svg:x1="10.8cm" svg:y1="0.1cm" svg:x2="10.8cm" svg:y2="8.6cm">
          <text:p/>
        </draw:line>
        <draw:line draw:style-name="gr11" draw:text-style-name="P1" draw:layer="layout" svg:x1="10.8cm" svg:y1="1.8cm" svg:x2="12.3cm" svg:y2="1.8cm">
          <text:p/>
        </draw:line>
        <draw:line draw:style-name="gr3" draw:text-style-name="P1" draw:layer="layout" svg:x1="0.1cm" svg:y1="4.4cm" svg:x2="13.1cm" svg:y2="4.4cm">
          <text:p/>
        </draw:line>
        <draw:frame draw:style-name="gr12" draw:layer="layout" svg:width="0.925cm" svg:height="0.962cm" svg:x="1.975cm" svg:y="6.2cm">
          <draw:text-box>
            <text:p>A</text:p>
          </draw:text-box>
        </draw:frame>
        <draw:frame draw:style-name="gr12" draw:layer="layout" svg:width="0.925cm" svg:height="0.962cm" svg:x="3.476cm" svg:y="4.6cm">
          <draw:text-box>
            <text:p>B</text:p>
          </draw:text-box>
        </draw:frame>
        <draw:frame draw:style-name="gr12" draw:layer="layout" svg:width="0.959cm" svg:height="0.962cm" svg:x="5.077cm" svg:y="2.7cm">
          <draw:text-box>
            <text:p>C</text:p>
          </draw:text-box>
        </draw:frame>
        <draw:frame draw:style-name="gr12" draw:layer="layout" svg:width="0.959cm" svg:height="0.962cm" svg:x="6.378cm" svg:y="3cm">
          <draw:text-box>
            <text:p>C</text:p>
          </draw:text-box>
        </draw:frame>
        <draw:frame draw:style-name="gr12" draw:layer="layout" svg:width="0.959cm" svg:height="0.962cm" svg:x="7.979cm" svg:y="3.2cm">
          <draw:text-box>
            <text:p>C</text:p>
          </draw:text-box>
        </draw:frame>
        <draw:frame draw:style-name="gr12" draw:layer="layout" svg:width="0.959cm" svg:height="0.962cm" svg:x="9.58cm" svg:y="2.9cm">
          <draw:text-box>
            <text:p>D</text:p>
          </draw:text-box>
        </draw:frame>
        <draw:frame draw:style-name="gr12" draw:layer="layout" svg:width="0.925cm" svg:height="0.962cm" svg:x="11.181cm" svg:y="1.7cm">
          <draw:text-box>
            <text:p>E</text:p>
          </draw:text-box>
        </draw:frame>
        <draw:rect draw:style-name="gr13" draw:text-style-name="P1" draw:layer="layout" svg:width="1.3cm" svg:height="8.5cm" svg:x="12.8cm" svg:y="0.1cm">
          <text:p/>
        </draw:rect>
        <draw:line draw:style-name="gr3" draw:text-style-name="P1" draw:layer="layout" svg:x1="1.2cm" svg:y1="2.3cm" svg:x2="12.8cm" svg:y2="2.3cm">
          <text:p/>
        </draw:line>
        <draw:line draw:style-name="gr3" draw:text-style-name="P1" draw:layer="layout" svg:x1="1.2cm" svg:y1="6.6cm" svg:x2="12.8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09T17:52:01</dc:date>
    <dc:creator>sergio peignier</dc:creator>
    <meta:document-statistic meta:object-count="33"/>
    <meta:generator>OpenOffice/4.1.1$Unix OpenOffice.org_project/411m6$Build-9775</meta:generator>
  </office:meta>
</office:document-meta>
</file>